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P6" style:family="paragraph" style:parent-style-name="Standard">
      <style:paragraph-properties fo:break-before="auto" style:writing-mode="lr-tb"/>
    </style:style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P8" style:family="paragraph" style:parent-style-name="Standard">
      <style:paragraph-properties fo:break-before="auto" style:writing-mode="lr-tb"/>
    </style:style>
    <style:style style:name="P9" style:family="paragraph" style:parent-style-name="Standard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style:writing-mode="lr-tb"/>
    </style:style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P13" style:family="paragraph" style:parent-style-name="Standard">
      <style:paragraph-properties fo:break-before="auto" style:writing-mode="lr-tb"/>
    </style:style>
    <style:style style:name="P14" style:family="paragraph" style:parent-style-name="Standard">
      <style:paragraph-properties fo:break-before="auto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</office:automatic-styles>
  <office:body>
    <office:text>
      <text:p text:style-name="P1"><text:span text:style-name="T1_1">1)<text:s/></text:span><text:span text:style-name="T1_2">Christie</text:span><text:span text:style-name="T1_3"><text:s/></text:span><text:span text:style-name="T1_4">L</text:span><text:span text:style-name="T1_5">2</text:span><text:span text:style-name="T1_6">K</text:span><text:span text:style-name="T1_7">1500,<text:s/></text:span><text:span text:style-name="T1_8">по</text:span><text:span text:style-name="T1_9"><text:s/></text:span><text:span text:style-name="T1_10">ethernet</text:span><text:span text:style-name="T1_11"><text:s/>-<text:s/></text:span><text:span text:style-name="T1_12">включение</text:span><text:span text:style-name="T1_13">/</text:span><text:span text:style-name="T1_14">выключение</text:span><text:span text:style-name="T1_15">,<text:s/></text:span><text:span text:style-name="T1_16">срок</text:span><text:span text:style-name="T1_17"><text:s/></text:span><text:span text:style-name="T1_18">работы</text:span><text:span text:style-name="T1_19"><text:s/></text:span><text:span text:style-name="T1_20">лампы</text:span><text:span text:style-name="T1_21">,<text:s/></text:span><text:span text:style-name="T1_22">смена</text:span><text:span text:style-name="T1_23"><text:s/></text:span><text:span text:style-name="T1_24">формата</text:span><text:span text:style-name="T1_25"><text:s/></text:span><text:span text:style-name="T1_26">отображения</text:span><text:span text:style-name="T1_27"><text:s/>(</text:span><text:span text:style-name="T1_28">изменение</text:span><text:span text:style-name="T1_29"><text:s/></text:span><text:span text:style-name="T1_30">соотношения</text:span><text:span text:style-name="T1_31"><text:s/></text:span><text:span text:style-name="T1_32">сторон</text:span><text:span text:style-name="T1_33">),<text:s/></text:span><text:span text:style-name="T1_34">автоподстройка</text:span><text:span text:style-name="T1_35">.<text:s/></text:span><text:span text:style-name="T1_36">По</text:span><text:span text:style-name="T1_37"><text:s/></text:span><text:span text:style-name="T1_38">сути</text:span><text:span text:style-name="T1_39"><text:s/>-<text:s/></text:span><text:span text:style-name="T1_40">то</text:span><text:span text:style-name="T1_41"><text:s/></text:span><text:span text:style-name="T1_42">же</text:span><text:span text:style-name="T1_43"><text:s/></text:span><text:span text:style-name="T1_44">самое</text:span><text:span text:style-name="T1_45">,<text:s/></text:span><text:span text:style-name="T1_46">что</text:span><text:span text:style-name="T1_47"><text:s/></text:span><text:span text:style-name="T1_48">делали</text:span><text:span text:style-name="T1_49"><text:s/></text:span><text:span text:style-name="T1_50">через</text:span><text:span text:style-name="T1_51"><text:s/></text:span><text:span text:style-name="T1_52">AMX</text:span><text:span text:style-name="T1_53"><text:s/></text:span><text:span text:style-name="T1_54">в</text:span><text:span text:style-name="T1_55"><text:s/></text:span><text:span text:style-name="T1_56">Фондохранилище</text:span><text:span text:style-name="T1_57">.</text:span></text:p>
      <text:p text:style-name="P2"/>
      <text:p text:style-name="P3"><text:span text:style-name="T3_1">2)<text:s/></text:span><text:span text:style-name="T3_2">Mitsubishi</text:span><text:span text:style-name="T3_3"><text:s/></text:span><text:span text:style-name="T3_4">XD</text:span><text:span text:style-name="T3_5">8100</text:span><text:span text:style-name="T3_6">U</text:span><text:span text:style-name="T3_7"><text:s/>-<text:s/></text:span><text:span text:style-name="T3_8">по</text:span><text:span text:style-name="T3_9"><text:s/></text:span><text:span text:style-name="T3_10">ethernet</text:span><text:span text:style-name="T3_11">,<text:s/></text:span><text:span text:style-name="T3_12">аналогично</text:span><text:span text:style-name="T3_13"><text:s/></text:span><text:span text:style-name="T3_14">Christie</text:span><text:span text:style-name="T3_15">.</text:span></text:p>
      <text:p text:style-name="P4"/>
      <text:p text:style-name="P5"><text:span text:style-name="T5_1">3)<text:s/></text:span><text:span text:style-name="T5_2">Extron</text:span><text:span text:style-name="T5_3"><text:s/></text:span><text:span text:style-name="T5_4">DXP</text:span><text:span text:style-name="T5_5"><text:s/>88<text:s/></text:span><text:span text:style-name="T5_6">DVI</text:span><text:span text:style-name="T5_7"><text:s/></text:span><text:span text:style-name="T5_8">Pro</text:span><text:span text:style-name="T5_9"><text:s/>-<text:s/></text:span><text:span text:style-name="T5_10">по</text:span><text:span text:style-name="T5_11"><text:s/></text:span><text:span text:style-name="T5_12">RS</text:span><text:span text:style-name="T5_13">232,<text:s/></text:span><text:span text:style-name="T5_14">коммутация</text:span><text:span text:style-name="T5_15"><text:s/></text:span><text:span text:style-name="T5_16">входов</text:span><text:span text:style-name="T5_17">/</text:span><text:span text:style-name="T5_18">выходов</text:span><text:span text:style-name="T5_19"><text:s/>(</text:span><text:span text:style-name="T5_20">по</text:span><text:span text:style-name="T5_21"><text:s/></text:span><text:span text:style-name="T5_22">сути</text:span><text:span text:style-name="T5_23"><text:s/>-<text:s/></text:span><text:span text:style-name="T5_24">на</text:span><text:span text:style-name="T5_25"><text:s/></text:span><text:span text:style-name="T5_26">виртуальной</text:span><text:span text:style-name="T5_27"><text:s/></text:span><text:span text:style-name="T5_28">панели</text:span><text:span text:style-name="T5_29"><text:s/></text:span><text:span text:style-name="T5_30">дублируем</text:span><text:span text:style-name="T5_31"><text:s/></text:span><text:span text:style-name="T5_32">переднюю</text:span><text:span text:style-name="T5_33"><text:s/></text:span><text:span text:style-name="T5_34">панель</text:span><text:span text:style-name="T5_35"><text:s/></text:span><text:span text:style-name="T5_36">устройства</text:span><text:span text:style-name="T5_37">).</text:span></text:p>
      <text:p text:style-name="P6"/>
      <text:p text:style-name="P7"><text:span text:style-name="T7_1">4)<text:s/></text:span><text:span text:style-name="T7_2">Масштабатор</text:span><text:span text:style-name="T7_3"><text:s/></text:span><text:span text:style-name="T7_4">Kramer</text:span><text:span text:style-name="T7_5"><text:s/></text:span><text:span text:style-name="T7_6">VP</text:span><text:span text:style-name="T7_7">-437</text:span><text:span text:style-name="T7_8">xl</text:span><text:span text:style-name="T7_9"><text:s/>-<text:s/></text:span><text:span text:style-name="T7_10">по</text:span><text:span text:style-name="T7_11"><text:s/></text:span><text:span text:style-name="T7_12">RS</text:span><text:span text:style-name="T7_13">232,<text:s/></text:span><text:span text:style-name="T7_14">выбор</text:span><text:span text:style-name="T7_15"><text:s/></text:span><text:span text:style-name="T7_16">входа</text:span><text:span text:style-name="T7_17"><text:s/></text:span><text:span text:style-name="T7_18">и</text:span><text:span text:style-name="T7_19"><text:s/></text:span><text:span text:style-name="T7_20">другие</text:span><text:span text:style-name="T7_21"><text:s/></text:span><text:span text:style-name="T7_22">кнопки</text:span><text:span text:style-name="T7_23">,<text:s/></text:span><text:span text:style-name="T7_24">доступные</text:span><text:span text:style-name="T7_25"><text:s/></text:span><text:span text:style-name="T7_26">с</text:span><text:span text:style-name="T7_27"><text:s/></text:span><text:span text:style-name="T7_28">передней</text:span><text:span text:style-name="T7_29"><text:s/></text:span><text:span text:style-name="T7_30">панели</text:span><text:span text:style-name="T7_31"><text:s/></text:span><text:span text:style-name="T7_32">устройства</text:span><text:span text:style-name="T7_33">.</text:span></text:p>
      <text:p text:style-name="P8"/>
      <text:p text:style-name="P9"><text:span text:style-name="T9_1">По</text:span><text:span text:style-name="T9_2"><text:s/></text:span><text:span text:style-name="T9_3">ViStation</text:span><text:span text:style-name="T9_4">:</text:span></text:p>
      <text:p text:style-name="P10"/>
      <text:p text:style-name="P11"><text:span text:style-name="T11_1">Важно</text:span><text:span text:style-name="T11_2">,<text:s/></text:span><text:span text:style-name="T11_3">чтобы</text:span><text:span text:style-name="T11_4"><text:s/></text:span><text:span text:style-name="T11_5">была</text:span><text:span text:style-name="T11_6"><text:s/></text:span><text:span text:style-name="T11_7">возможность</text:span><text:span text:style-name="T11_8"><text:s/></text:span><text:span text:style-name="T11_9">выбора</text:span><text:span text:style-name="T11_10"><text:s/></text:span><text:span text:style-name="T11_11">разрешения</text:span><text:span text:style-name="T11_12"><text:s/></text:span><text:span text:style-name="T11_13">на</text:span><text:span text:style-name="T11_14"><text:s/></text:span><text:span text:style-name="T11_15">каждом</text:span><text:span text:style-name="T11_16"><text:s/></text:span><text:span text:style-name="T11_17">выходном</text:span><text:span text:style-name="T11_18"><text:s/></text:span><text:span text:style-name="T11_19">канале</text:span><text:span text:style-name="T11_20">.<text:s/></text:span><text:span text:style-name="T11_21">Возможно</text:span><text:span text:style-name="T11_22">,<text:s/></text:span><text:span text:style-name="T11_23">родное</text:span><text:span text:style-name="T11_24"><text:s/></text:span><text:span text:style-name="T11_25">разрешение</text:span><text:span text:style-name="T11_26"><text:s/>2048*1080<text:s/></text:span><text:span text:style-name="T11_27">на</text:span><text:span text:style-name="T11_28"><text:s/></text:span><text:span text:style-name="T11_29">Christie</text:span><text:span text:style-name="T11_30"><text:s/></text:span><text:span text:style-name="T11_31">передать</text:span><text:span text:style-name="T11_32"><text:s/></text:span><text:span text:style-name="T11_33">не</text:span><text:span text:style-name="T11_34"><text:s/></text:span><text:span text:style-name="T11_35">удастся</text:span><text:span text:style-name="T11_36">,<text:s/></text:span><text:span text:style-name="T11_37">надо</text:span><text:span text:style-name="T11_38"><text:s/></text:span><text:span text:style-name="T11_39">будет</text:span><text:span text:style-name="T11_40"><text:s/></text:span><text:span text:style-name="T11_41">передавать</text:span><text:span text:style-name="T11_42"><text:s/>1920*1080.<text:s/></text:span><text:span text:style-name="T11_43">А</text:span><text:span text:style-name="T11_44"><text:s/></text:span><text:span text:style-name="T11_45">конкретно</text:span><text:span text:style-name="T11_46"><text:s/>14<text:s/></text:span><text:span text:style-name="T11_47">марта</text:span><text:span text:style-name="T11_48"><text:s/></text:span><text:span text:style-name="T11_49">вместо</text:span><text:span text:style-name="T11_50"><text:s/></text:span><text:span text:style-name="T11_51">Christie</text:span><text:span text:style-name="T11_52"><text:s/></text:span><text:span text:style-name="T11_53">будет</text:span><text:span text:style-name="T11_54"><text:s/></text:span><text:span text:style-name="T11_55">висеть</text:span><text:span text:style-name="T11_56"><text:s/></text:span><text:span text:style-name="T11_57">проектор</text:span><text:span text:style-name="T11_58"><text:s/></text:span><text:span text:style-name="T11_59">с</text:span><text:span text:style-name="T11_60"><text:s/></text:span><text:span text:style-name="T11_61">каким</text:span><text:span text:style-name="T11_62">-</text:span><text:span text:style-name="T11_63">то</text:span><text:span text:style-name="T11_64"><text:s/></text:span><text:span text:style-name="T11_65">другим</text:span><text:span text:style-name="T11_66"><text:s/></text:span><text:span text:style-name="T11_67">разрешением</text:span><text:span text:style-name="T11_68">.</text:span></text:p>
      <text:p text:style-name="P12"><text:span text:style-name="T12_1">Суть</text:span><text:span text:style-name="T12_2"><text:s/></text:span><text:span text:style-name="T12_3">в</text:span><text:span text:style-name="T12_4"><text:s/></text:span><text:span text:style-name="T12_5">том</text:span><text:span text:style-name="T12_6">,<text:s/></text:span><text:span text:style-name="T12_7">что</text:span><text:span text:style-name="T12_8"><text:s/></text:span><text:span text:style-name="T12_9">не</text:span><text:span text:style-name="T12_10"><text:s/></text:span><text:span text:style-name="T12_11">стоит</text:span><text:span text:style-name="T12_12"><text:s/></text:span><text:span text:style-name="T12_13">привязываться</text:span><text:span text:style-name="T12_14"><text:s/></text:span><text:span text:style-name="T12_15">сейчас</text:span><text:span text:style-name="T12_16"><text:s/></text:span><text:span text:style-name="T12_17">жестко</text:span><text:span text:style-name="T12_18"><text:s/></text:span><text:span text:style-name="T12_19">к</text:span><text:span text:style-name="T12_20"><text:s/></text:span><text:span text:style-name="T12_21">тем</text:span><text:span text:style-name="T12_22"><text:s/></text:span><text:span text:style-name="T12_23">разрешениям</text:span><text:span text:style-name="T12_24">,<text:s/></text:span><text:span text:style-name="T12_25">которые</text:span><text:span text:style-name="T12_26"><text:s/></text:span><text:span text:style-name="T12_27">ты</text:span><text:span text:style-name="T12_28"><text:s/></text:span><text:span text:style-name="T12_29">видишь</text:span><text:span text:style-name="T12_30"><text:s/></text:span><text:span text:style-name="T12_31">в</text:span><text:span text:style-name="T12_32"><text:s/></text:span><text:span text:style-name="T12_33">спецификации</text:span><text:span text:style-name="T12_34">.<text:s/></text:span><text:span text:style-name="T12_35">Лучше</text:span><text:span text:style-name="T12_36"><text:s/></text:span><text:span text:style-name="T12_37">делать</text:span><text:span text:style-name="T12_38"><text:s/></text:span><text:span text:style-name="T12_39">гибкую</text:span><text:span text:style-name="T12_40"><text:s/></text:span><text:span text:style-name="T12_41">систему</text:span><text:span text:style-name="T12_42"><text:s/></text:span><text:span text:style-name="T12_43">в</text:span><text:span text:style-name="T12_44"><text:s/></text:span><text:span text:style-name="T12_45">этом</text:span><text:span text:style-name="T12_46"><text:s/></text:span><text:span text:style-name="T12_47">отношении</text:span><text:span text:style-name="T12_48">.</text:span></text:p>
      <text:p text:style-name="P13"/>
      <text:p text:style-name="P14"><text:span text:style-name="T14_1">13<text:s/></text:span><text:span text:style-name="T14_2">марта</text:span><text:span text:style-name="T14_3"><text:s/></text:span><text:span text:style-name="T14_4">вечером</text:span><text:span text:style-name="T14_5"><text:s/></text:span><text:span text:style-name="T14_6">нам</text:span><text:span text:style-name="T14_7"><text:s/></text:span><text:span text:style-name="T14_8">надо</text:span><text:span text:style-name="T14_9"><text:s/></text:span><text:span text:style-name="T14_10">будет</text:span><text:span text:style-name="T14_11"><text:s/></text:span><text:span text:style-name="T14_12">показать</text:span><text:span text:style-name="T14_13"><text:s/></text:span><text:span text:style-name="T14_14">уже</text:span><text:span text:style-name="T14_15"><text:s/></text:span><text:span text:style-name="T14_16">работающую</text:span><text:span text:style-name="T14_17"><text:s/></text:span><text:span text:style-name="T14_18">систему</text:span><text:span text:style-name="T14_19"><text:s/></text:span><text:span text:style-name="T14_20">непосредственно</text:span><text:span text:style-name="T14_21"><text:s/></text:span><text:span text:style-name="T14_22">в</text:span><text:span text:style-name="T14_23"><text:s/></text:span><text:span text:style-name="T14_24">зале</text:span><text:span text:style-name="T14_25"><text:s/></text:span><text:span text:style-name="T14_26">Администрации</text:span><text:span text:style-name="T14_2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